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5.847cm" fo:margin-left="11.176cm" table:align="left"/>
    </style:style>
    <style:style style:name="Tableau4.A" style:family="table-column">
      <style:table-column-properties style:column-width="2.752cm"/>
    </style:style>
    <style:style style:name="Tableau4.B" style:family="table-column">
      <style:table-column-properties style:column-width="3.096cm"/>
    </style:style>
    <style:style style:name="Tableau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5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17" style:family="paragraph" style:parent-style-name="Standard">
      <style:paragraph-properties fo:margin-left="0cm" fo:margin-right="1.27cm" fo:text-align="start" style:justify-single-word="false" fo:text-indent="0cm" style:auto-text-indent="false"/>
    </style:style>
    <style:style style:name="P18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19" style:family="paragraph" style:parent-style-name="Table_20_Contents">
      <style:text-properties style:font-name="Calibri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7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30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1"><text:text-input text:description="&lt;'DEVIS' if order.state == 'draft' else 'BON DE LOCATION'&gt;">TYPE</text:text-input> (<text:text-input text:description="&lt;order.ref&gt;">REFERENCE</text:text-input>)</text:p>
      <text:p text:style-name="P2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  <table:table-cell table:style-name="Tableau1.A1" office:value-type="string">
            <text:p text:style-name="P13"><text:span text:style-name="T10">Objet </text:span>: <text:text-input text:description="&lt;order.description&gt;">Description</text:text-input></text:p>
          </table:table-cell>
        </table:table-row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06T11:17:21" text:fixed="true">06/04/11</text:date>,</text:p>
          </table:table-cell>
        </table:table-row>
      </table:table>
      <text:p text:style-name="P13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8">Client</text:p>
          </table:table-cell>
          <table:table-cell table:style-name="Tableau2.A1" office:value-type="string">
            <text:p text:style-name="P18">Suivi par</text:p>
          </table:table-cell>
          <table:table-cell table:style-name="Tableau2.A1" office:value-type="string">
            <text:p text:style-name="P18">Sortie matériel</text:p>
          </table:table-cell>
          <table:table-cell table:style-name="Tableau2.D1" office:value-type="string">
            <text:p text:style-name="P18">Location</text:p>
          </table:table-cell>
        </table:table-row>
        <table:table-row>
          <table:table-cell table:style-name="Tableau2.A2" office:value-type="string">
            <text:p text:style-name="P18"><text:text-input text:description="&lt;order.partner_id.name&gt;">Name</text:text-input></text:p>
            <text:p text:style-name="P18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18"><text:text-input text:description="&lt;order.salesman.name&gt;">Vendor</text:text-input></text:p>
          </table:table-cell>
          <table:table-cell table:style-name="Tableau2.A2" office:value-type="string">
            <text:p text:style-name="P18">Du : <text:text-input text:description="&lt;format_datetime(order.date_out_shipping)&gt;">Shipping Date</text:text-input></text:p>
            <text:p text:style-name="P18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18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18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0">REF</text:p>
          </table:table-cell>
          <table:table-cell table:style-name="Tableau3.A1" office:value-type="string">
            <text:p text:style-name="P20">Produit</text:p>
          </table:table-cell>
          <table:table-cell table:style-name="Tableau3.A1" office:value-type="string">
            <text:p text:style-name="P20">Qté</text:p>
          </table:table-cell>
          <table:table-cell table:style-name="Tableau3.A1" office:value-type="string">
            <text:p text:style-name="P20">Prix unit/Jr</text:p>
          </table:table-cell>
          <table:table-cell table:style-name="Tableau3.A1" office:value-type="string">
            <text:p text:style-name="P20">Coeff</text:p>
          </table:table-cell>
          <table:table-cell table:style-name="Tableau3.A1" office:value-type="string">
            <text:p text:style-name="P20">Rem (%)</text:p>
          </table:table-cell>
          <table:table-cell table:style-name="Tableau3.A1" office:value-type="string">
            <text:p text:style-name="P20">Montant HT</text:p>
          </table:table-cell>
          <table:table-cell table:style-name="Tableau3.H1" office:value-type="string">
            <text:p text:style-name="P20">TVA</text:p>
          </table:table-cell>
        </table:table-row>
        <table:table-row>
          <table:table-cell table:style-name="Tableau3.A2" table:number-columns-spanned="8" office:value-type="string">
            <text:p text:style-name="P19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1"><text:text-input text:description="&lt;line.product_id.default_code&gt;">REF</text:text-input></text:p>
          </table:table-cell>
          <table:table-cell table:style-name="Tableau3.A3" office:value-type="string">
            <text:p text:style-name="P21"><text:text-input text:description="&lt;line.product_id.name&gt;">Name</text:text-input></text:p>
          </table:table-cell>
          <table:table-cell table:style-name="Tableau3.C3" office:value-type="string">
            <text:p text:style-name="P22"><text:text-input text:description="&lt;formatLang(line.quantity)&gt;">Qty</text:text-input></text:p>
          </table:table-cell>
          <table:table-cell table:style-name="Tableau3.A3" office:value-type="string">
            <text:p text:style-name="P25"><text:text-input text:description="&lt;formatLang(line.unit_price)&gt;">Price</text:text-input>€</text:p>
          </table:table-cell>
          <table:table-cell table:style-name="Tableau3.C3" office:value-type="string">
            <text:p text:style-name="P22"><text:text-input text:description="&lt;formatLang(line.coeff)&gt;">Coeff</text:text-input></text:p>
          </table:table-cell>
          <table:table-cell table:style-name="Tableau3.A3" office:value-type="string">
            <text:p text:style-name="P25"><text:text-input text:description="&lt;formatLang(line.discount)&gt;">%</text:text-input>%</text:p>
          </table:table-cell>
          <table:table-cell table:style-name="Tableau3.C3" office:value-type="string">
            <text:p text:style-name="P22"><text:text-input text:description="&lt;formatLang(line.line_price)&gt;">Total</text:text-input>€</text:p>
          </table:table-cell>
          <table:table-cell table:style-name="Tableau3.H3" office:value-type="string">
            <text:p text:style-name="P26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2" table:number-columns-spanned="8" office:value-type="string">
            <text:p text:style-name="P19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Total HT</text:p>
          </table:table-cell>
          <table:table-cell table:style-name="Tableau4.B1" office:value-type="string">
            <text:p text:style-name="P22"><text:text-input text:description="&lt;formatLang(order.total_with_discount)&gt;">Total</text:text-input>€</text:p>
          </table:table-cell>
        </table:table-row>
        <table:table-row>
          <table:table-cell table:style-name="Tableau4.A2" office:value-type="string">
            <text:p text:style-name="P24">Total Taxes</text:p>
          </table:table-cell>
          <table:table-cell table:style-name="Tableau4.B2" office:value-type="string">
            <text:p text:style-name="P22"><text:text-input text:description="&lt;formatLang(order.total_taxes_with_discount)&gt;">Total Taxes</text:text-input>€</text:p>
          </table:table-cell>
        </table:table-row>
        <table:table-row>
          <table:table-cell table:style-name="Tableau4.A2" office:value-type="string">
            <text:p text:style-name="P24">Total TTC</text:p>
          </table:table-cell>
          <table:table-cell table:style-name="Tableau4.B2" office:value-type="string">
            <text:p text:style-name="P22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table-cell table:style-name="Tableau4.A2" office:value-type="string">
            <text:p text:style-name="P23">Net à régler</text:p>
          </table:table-cell>
          <table:table-cell table:style-name="Tableau4.B2" office:value-type="string">
            <text:p text:style-name="P22"><text:text-input text:description="&lt;formatLang(order.total_with_taxes_with_discount)&gt;">Total Taxed</text:text-input>€</text:p>
          </table:table-cell>
        </table:table-row>
      </table:table>
      <text:p text:style-name="P12"/>
      <text:p text:style-name="P29"/>
      <text:p text:style-name="P16"><text:span text:style-name="T15">Permanence Technique 24h/24-7j/7</text:span><text:span text:style-name="T16">: Jeff 0625446757 ou Seb 06 09 68 32 26</text:span></text:p>
      <text:p text:style-name="P14"/>
      <text:p text:style-name="P14"/>
      <text:p text:style-name="P15">Nous vous remercions de la confiance que vous nous accordez.</text:p>
      <text:p text:style-name="P14"/>
      <text:p text:style-name="P14"/>
      <text:p text:style-name="P17"><text:span text:style-name="T12">Pénalité pour retard de paiement </text:span><text:span text:style-name="T13">: </text:span><text:span text:style-name="T12">Taux légal x </text:span><text:span text:style-name="T14">1,5</text:span></text:p>
      <text:p text:style-name="P14"/>
      <text:p text:style-name="P14"><text:soft-page-break/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1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3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06T16:00:47</dc:date>
    <dc:creator>Thibaut DIRLIK</dc:creator>
    <meta:editing-duration>PT5H23M</meta:editing-duration>
    <meta:editing-cycles>112</meta:editing-cycles>
    <meta:generator>LibreOffice/3.3$Unix LibreOffice_project/330m19$Build-202</meta:generator>
    <meta:document-statistic meta:table-count="4" meta:image-count="2" meta:object-count="0" meta:page-count="2" meta:paragraph-count="68" meta:word-count="237" meta:character-count="1348"/>
  </office:meta>
</office:document-meta>
</file>